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map style:condition="is-true-formula(COUNTIF(a:a,[.A1])&gt;1)" style:apply-style-name="Default" style:base-cell-address="Sheet1.D7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irst Nam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braha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bra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chille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da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ida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lessandro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>
            <text:p>Aloisi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ari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ber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i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ou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rde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rvi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sceli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uber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ubr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yde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ark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al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nne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nt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r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enda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omwoo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ure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urges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hadwic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harli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haz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ourtna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anie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ark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aryl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av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aw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lric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metri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mpste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tlef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vera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ver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icke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ill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ittma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ont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dgar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dward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li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mer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myr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thelber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win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erdinan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deli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lemmin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abri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al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allo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arre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avi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eoffre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eri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erri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otthol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raha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renvill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uiffor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unna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ustavo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arve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ask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ud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saac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ak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ane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ean-Carl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effer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endri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ai-Uw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arl-Heinz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arliti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ar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endric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ola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ambrech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arr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aszlo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eero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eies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ivi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lou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nol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erl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e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ke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lk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lt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ois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ea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edd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est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evill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gden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rke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rkle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sca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it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abbi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anie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eamon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eec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inald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ober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oddric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yple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charj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g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lenti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lvator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m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elb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inji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orrel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eve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erri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haddä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hurm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m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rel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obia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orol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osti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rac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yes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Urban </text:p>
          </table:table-cell>
          <table:table-cell table:number-columns-repeated="3"/>
        </table:table-row>
        <table:table-row table:style-name="ro1">
          <table:table-cell table:style-name="ce1" office:value-type="string">
            <text:p>Ut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Valeriu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ak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allac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st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ndemuth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ns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u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Yadiel</text:p>
          </table:table-cell>
          <table:table-cell table:number-columns-repeated="3"/>
        </table:table-row>
        <table:table-row table:style-name="ro1" table:number-rows-repeated="10484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07/24/2021</text:date>, <text:time>10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0:36:15.94</meta:creation-date>
    <dc:date>2021-07-24T10:49:29.75</dc:date>
    <meta:editing-duration>PT13M13S</meta:editing-duration>
    <meta:editing-cycles>2</meta:editing-cycles>
    <meta:generator>OpenOffice/4.1.10$Win32 OpenOffice.org_project/4110m2$Build-9807</meta:generator>
    <meta:document-statistic meta:table-count="3" meta:cell-count="146" meta:object-count="0"/>
  </office:meta>
</office:document-meta>
</file>